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37cm"/>
    </style:style>
    <style:style style:name="co2" style:family="table-column">
      <style:table-column-properties fo:break-before="auto" style:column-width="7.86cm"/>
    </style:style>
    <style:style style:name="co3" style:family="table-column">
      <style:table-column-properties fo:break-before="auto" style:column-width="1.91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302cm"/>
    </style:style>
    <style:style style:name="co14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ld_Cup" table:style-name="ta1">
        <table:shapes>
          <draw:frame draw:z-index="0" draw:style-name="gr1" draw:text-style-name="P1" svg:width="21.183cm" svg:height="13.221cm" svg:x="50.645cm" svg:y="4.568cm">
            <draw:object draw:notify-on-update-of-ranges="World_Cup.B1:World_Cup.C1 World_Cup.B2:World_Cup.C63 World_Cup.D1:World_Cup.D1 World_Cup.D2:World_Cup.D63 World_Cup.E1:World_Cup.E1 World_Cup.E2:World_Cup.E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am (winner in bold)</text:p>
          </table:table-cell>
          <table:table-cell office:value-type="string" calcext:value-type="string">
            <text:p>ISO code*</text:p>
          </table:table-cell>
          <table:table-cell office:value-type="string" calcext:value-type="string">
            <text:p>Goals for</text:p>
          </table:table-cell>
          <table:table-cell office:value-type="string" calcext:value-type="string">
            <text:p>Goals against</text:p>
          </table:table-cell>
          <table:table-cell office:value-type="string" calcext:value-type="string">
            <text:p>Penalties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Shots on goal**</text:p>
          </table:table-cell>
          <table:table-cell office:value-type="string" calcext:value-type="string">
            <text:p>Shots wide**</text:p>
          </table:table-cell>
          <table:table-cell office:value-type="string" calcext:value-type="string">
            <text:p>Free kicks**</text:p>
          </table:table-cell>
          <table:table-cell office:value-type="string" calcext:value-type="string">
            <text:p>Offside**</text:p>
          </table:table-cell>
          <table:table-cell office:value-type="string" calcext:value-type="string">
            <text:p>Corners**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Lost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ôte d'Ivoire </text:p>
          </table:table-cell>
          <table:table-cell office:value-type="string" calcext:value-type="string">
            <text:p>C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Ukraine </text:p>
          </table:table-cell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G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zech Republic </text:p>
          </table:table-cell>
          <table:table-cell office:value-type="string" calcext:value-type="string">
            <text:p>C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rbia and Montenegro 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rinidad and Tobago </text:p>
          </table:table-cell>
          <table:table-cell office:value-type="string" calcext:value-type="string">
            <text:p>T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Turkey </text:p>
          </table:table-cell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negal </text:p>
          </table:table-cell>
          <table:table-cell office:value-type="string" calcext:value-type="string">
            <text:p>S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R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lovenia 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hina PR </text:p>
          </table:table-cell>
          <table:table-cell office:value-type="string" calcext:value-type="string">
            <text:p>C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Iran 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R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epublic of Ireland 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Greece </text:p>
          </table:table-cell>
          <table:table-cell office:value-type="string" calcext:value-type="string">
            <text:p>G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gypt </text:p>
          </table:table-cell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Canada 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H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Kuwait </text:p>
          </table:table-cell>
          <table:table-cell office:value-type="string" calcext:value-type="string">
            <text:p>K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ew Zealand </text:p>
          </table:table-cell>
          <table:table-cell office:value-type="string" calcext:value-type="string">
            <text:p>NZ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l Salvador </text:p>
          </table:table-cell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erman DR 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Haiti </text:p>
          </table:table-cell>
          <table:table-cell office:value-type="string" calcext:value-type="string">
            <text:p>H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Zaire </text:p>
          </table:table-cell>
          <table:table-cell office:value-type="string" calcext:value-type="string">
            <text:p>Z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Israel </text:p>
          </table:table-cell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U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Korea DPR </text:p>
          </table:table-cell>
          <table:table-cell office:value-type="string" calcext:value-type="string">
            <text:p>K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Northern Ire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Hungary</text:p>
          </table:table-cell>
          <table:table-cell office:value-type="string" calcext:value-type="string">
            <text:p>HU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Dutch East Indies 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Pre-1974, countries are given their original 1974 ISO codes; otherwise the ISO code at the time of the tourna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** Prior to 2002, these stats weren't recorded consistently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FIF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http://www.fifa.com/worldcup/archive/index.html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World_Cup.A1:World_Cup.O362" table:display-filter-buttons="true">
          <table:filter>
            <table:filter-and>
              <table:filter-condition table:field-number="0" table:value="2002" table:operator="="/>
              <table:filter-condition table:field-number="1" table:value="Belgium " table:operator="=">
                <table:filter-set-item table:value="Belgium "/>
                <table:filter-set-item table:value="France "/>
              </table:filter-condition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9:38:37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0-22T19:44:19.996000000</dc:date>
    <meta:editing-duration>PT15M38S</meta:editing-duration>
    <meta:editing-cycles>3</meta:editing-cycles>
    <meta:generator>LibreOffice/6.4.1.2$Windows_X86_64 LibreOffice_project/4d224e95b98b138af42a64d84056446d09082932</meta:generator>
    <meta:document-statistic meta:table-count="1" meta:cell-count="5436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84cm" svg:height="13.222cm" xlink:href=".." xlink:type="simple" chart:class="chart:bar" chart:style-name="ch1">
        <chart:legend chart:legend-position="end" svg:x="18.277cm" svg:y="6.071cm" style:legend-expansion="high" chart:style-name="ch2"/>
        <chart:plot-area chart:style-name="ch3" table:cell-range-address="World_Cup.B1:World_Cup.E63" chart:data-source-has-labels="both" svg:x="0.423cm" svg:y="0.264cm" svg:width="17.431cm" svg:height="12.694cm">
          <chartooo:coordinate-region svg:x="0.868cm" svg:y="0.46cm" svg:width="16.986cm" svg:height="11.469cm"/>
          <chart:axis chart:dimension="x" chart:name="primary-x" chart:style-name="ch4" chartooo:axis-type="auto">
            <chartooo:date-scale/>
            <chart:categories table:cell-range-address="World_Cup.B2:World_Cup.C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orld_Cup.D2:World_Cup.D63" chart:label-cell-address="World_Cup.D1:World_Cup.D1" chart:class="chart:bar">
            <chart:data-point chart:repeated="2"/>
          </chart:series>
          <chart:series chart:style-name="ch8" chart:values-cell-range-address="World_Cup.E2:World_Cup.E63" chart:label-cell-address="World_Cup.E1:World_Cup.E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World_Cup.D1:World_Cup.D1</svg:desc>
                </draw:g>
              </table:table-cell>
              <table:table-cell office:value-type="string">
                <text:p>Goals against</text:p>
                <draw:g>
                  <svg:desc>World_Cup.E1:World_Cu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gium  BE</text:p>
                <text:list>
                  <text:list-item>
                    <text:p>Belgium </text:p>
                  </text:list-item>
                  <text:list-item>
                    <text:p>BE</text:p>
                  </text:list-item>
                </text:list>
                <draw:g>
                  <svg:desc>World_Cup.B2:World_Cup.C63</svg:desc>
                </draw:g>
              </table:table-cell>
              <table:table-cell office:value-type="float" office:value="6">
                <text:p>6</text:p>
                <draw:g>
                  <svg:desc>World_Cup.D2:World_Cup.D63</svg:desc>
                </draw:g>
              </table:table-cell>
              <table:table-cell office:value-type="float" office:value="7">
                <text:p>7</text:p>
                <draw:g>
                  <svg:desc>World_Cup.E2:World_Cup.E63</svg:desc>
                </draw:g>
              </table:table-cell>
            </table:table-row>
            <table:table-row>
              <table:table-cell office:value-type="string">
                <text:p>France  FR</text:p>
                <text:list>
                  <text:list-item>
                    <text:p>France </text:p>
                  </text:list-item>
                  <text:list-item>
                    <text:p>FR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